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8336" calcext:value-type="float">
            <text:p>52.2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1-1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0312" calcext:value-type="float">
            <text:p>53.5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0896" calcext:value-type="float">
            <text:p>53.6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004" calcext:value-type="float">
            <text:p>53.6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7472" calcext:value-type="float">
            <text:p>53.6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6032" calcext:value-type="float">
            <text:p>53.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6616" calcext:value-type="float">
            <text:p>53.6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9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3088" calcext:value-type="float">
            <text:p>53.6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2232" calcext:value-type="float">
            <text:p>53.6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6552" calcext:value-type="float">
            <text:p>53.9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64256" calcext:value-type="float">
            <text:p>53.8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3128" calcext:value-type="float">
            <text:p>53.9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9156" calcext:value-type="float">
            <text:p>54.39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8408" calcext:value-type="float">
            <text:p>54.31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4504" calcext:value-type="float">
            <text:p>54.32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3136" calcext:value-type="float">
            <text:p>52.5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6184" calcext:value-type="float">
            <text:p>52.5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9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0568" calcext:value-type="float">
            <text:p>52.5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8064" calcext:value-type="float">
            <text:p>52.3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1968" calcext:value-type="float">
            <text:p>52.3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1864" calcext:value-type="float">
            <text:p>52.25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9672" calcext:value-type="float">
            <text:p>52.2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748" calcext:value-type="float">
            <text:p>52.2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4056" calcext:value-type="float">
            <text:p>52.2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0152" calcext:value-type="float">
            <text:p>52.27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9296" calcext:value-type="float">
            <text:p>52.2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94" calcext:value-type="float">
            <text:p>52.3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084" calcext:value-type="float">
            <text:p>52.4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3888" calcext:value-type="float">
            <text:p>52.4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6832" calcext:value-type="float">
            <text:p>52.37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464" calcext:value-type="float">
            <text:p>52.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6456" calcext:value-type="float">
            <text:p>52.4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512" calcext:value-type="float">
            <text:p>52.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9984" calcext:value-type="float">
            <text:p>52.4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132" calcext:value-type="float">
            <text:p>52.4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7416" calcext:value-type="float">
            <text:p>52.4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656" calcext:value-type="float">
            <text:p>52.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46936" calcext:value-type="float">
            <text:p>52.4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5704" calcext:value-type="float">
            <text:p>52.4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5328" calcext:value-type="float">
            <text:p>52.5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8752" calcext:value-type="float">
            <text:p>52.4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8376" calcext:value-type="float">
            <text:p>52.5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6664" calcext:value-type="float">
            <text:p>52.5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752" calcext:value-type="float">
            <text:p>52.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276" calcext:value-type="float">
            <text:p>52.5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8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9168" calcext:value-type="float">
            <text:p>52.77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2152" calcext:value-type="float">
            <text:p>53.03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6704" calcext:value-type="float">
            <text:p>52.8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1904" calcext:value-type="float">
            <text:p>52.57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5056" calcext:value-type="float">
            <text:p>52.6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2112" calcext:value-type="float">
            <text:p>52.7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9544" calcext:value-type="float">
            <text:p>52.7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4952" calcext:value-type="float">
            <text:p>52.5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848" calcext:value-type="float">
            <text:p>52.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8208" calcext:value-type="float">
            <text:p>52.71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3344" calcext:value-type="float">
            <text:p>52.6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1632" calcext:value-type="float">
            <text:p>52.68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7624" calcext:value-type="float">
            <text:p>52.6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372" calcext:value-type="float">
            <text:p>52.62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324" calcext:value-type="float">
            <text:p>52.5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1528" calcext:value-type="float">
            <text:p>52.61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992" calcext:value-type="float">
            <text:p>52.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7832" calcext:value-type="float">
            <text:p>52.7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6872" calcext:value-type="float">
            <text:p>52.6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2-2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05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6744" calcext:value-type="float">
            <text:p>53.1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0336" calcext:value-type="float">
            <text:p>52.9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1088" calcext:value-type="float">
            <text:p>52.9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852" calcext:value-type="float">
            <text:p>52.9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9376" calcext:value-type="float">
            <text:p>52.91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27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38" calcext:value-type="float">
            <text:p>53.2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9416" calcext:value-type="float">
            <text:p>53.2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6888" calcext:value-type="float">
            <text:p>53.5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7368" calcext:value-type="float">
            <text:p>53.6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2504" calcext:value-type="float">
            <text:p>53.5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0688" calcext:value-type="float">
            <text:p>53.5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8768" calcext:value-type="float">
            <text:p>53.3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5512" calcext:value-type="float">
            <text:p>53.2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9" calcext:value-type="float">
            <text:p>52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7664" calcext:value-type="float">
            <text:p>52.93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5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5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8792" calcext:value-type="float">
            <text:p>52.8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4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4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7936" calcext:value-type="float">
            <text:p>52.8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7768" calcext:value-type="float">
            <text:p>53.0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092" calcext:value-type="float">
            <text:p>53.0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52" calcext:value-type="float">
            <text:p>53.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4552" calcext:value-type="float">
            <text:p>53.1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0-3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10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9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1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7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4888" calcext:value-type="float">
            <text:p>52.8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1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2696" calcext:value-type="float">
            <text:p>52.8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6-0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136" calcext:value-type="float">
            <text:p>52.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708" calcext:value-type="float">
            <text:p>52.8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6808" calcext:value-type="float">
            <text:p>52.9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1672" calcext:value-type="float">
            <text:p>53.0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8624" calcext:value-type="float">
            <text:p>52.9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4344" calcext:value-type="float">
            <text:p>53.0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2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0168" calcext:value-type="float">
            <text:p>53.1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0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4072" calcext:value-type="float">
            <text:p>53.1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3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1024" calcext:value-type="float">
            <text:p>53.1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0544" calcext:value-type="float">
            <text:p>53.1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10-0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1984" calcext:value-type="float">
            <text:p>53.2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1128" calcext:value-type="float">
            <text:p>53.22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284" calcext:value-type="float">
            <text:p>53.2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904" calcext:value-type="float">
            <text:p>53.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5576" calcext:value-type="float">
            <text:p>52.9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5848" calcext:value-type="float">
            <text:p>52.88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2008" calcext:value-type="float">
            <text:p>52.6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2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2968" calcext:value-type="float">
            <text:p>52.70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2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6976" calcext:value-type="float">
            <text:p>52.7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4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3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612" calcext:value-type="float">
            <text:p>52.7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3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0232" calcext:value-type="float">
            <text:p>52.9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8144" calcext:value-type="float">
            <text:p>52.96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996" calcext:value-type="float">
            <text:p>53.0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0064" calcext:value-type="float">
            <text:p>53.09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188" calcext:value-type="float">
            <text:p>53.1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3592" calcext:value-type="float">
            <text:p>53.1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6576" calcext:value-type="float">
            <text:p>53.3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9792" calcext:value-type="float">
            <text:p>53.1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9312" calcext:value-type="float">
            <text:p>53.1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9688" calcext:value-type="float">
            <text:p>53.1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5712" calcext:value-type="float">
            <text:p>53.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6536" calcext:value-type="float">
            <text:p>53.0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5368" calcext:value-type="float">
            <text:p>52.8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9208" calcext:value-type="float">
            <text:p>53.09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616" calcext:value-type="float">
            <text:p>53.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9584" calcext:value-type="float">
            <text:p>53.05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2256" calcext:value-type="float">
            <text:p>53.1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2736" calcext:value-type="float">
            <text:p>53.1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0376" calcext:value-type="float">
            <text:p>53.3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0752" calcext:value-type="float">
            <text:p>53.2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1336" calcext:value-type="float">
            <text:p>53.36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9248" calcext:value-type="float">
            <text:p>53.4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62" calcext:value-type="float">
            <text:p>53.4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1816" calcext:value-type="float">
            <text:p>53.3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5344" calcext:value-type="float">
            <text:p>53.4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4008" calcext:value-type="float">
            <text:p>53.40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9728" calcext:value-type="float">
            <text:p>53.4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8016" calcext:value-type="float">
            <text:p>53.4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7536" calcext:value-type="float">
            <text:p>53.43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94864" calcext:value-type="float">
            <text:p>53.3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808" calcext:value-type="float">
            <text:p>53.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15032" calcext:value-type="float">
            <text:p>53.2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7976" calcext:value-type="float">
            <text:p>53.1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5784" calcext:value-type="float">
            <text:p>53.1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3488" calcext:value-type="float">
            <text:p>53.0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2048" calcext:value-type="float">
            <text:p>52.96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1192" calcext:value-type="float">
            <text:p>52.9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9272" calcext:value-type="float">
            <text:p>52.84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3176" calcext:value-type="float">
            <text:p>52.84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2592" calcext:value-type="float">
            <text:p>52.7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1048" calcext:value-type="float">
            <text:p>52.5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0776" calcext:value-type="float">
            <text:p>52.69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6224" calcext:value-type="float">
            <text:p>52.8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52904" calcext:value-type="float">
            <text:p>52.9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65096" calcext:value-type="float">
            <text:p>52.9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6432" calcext:value-type="float">
            <text:p>52.9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7392" calcext:value-type="float">
            <text:p>53.0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8728" calcext:value-type="float">
            <text:p>53.0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2664" calcext:value-type="float">
            <text:p>53.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2632" calcext:value-type="float">
            <text:p>53.06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41296" calcext:value-type="float">
            <text:p>53.04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8456" calcext:value-type="float">
            <text:p>53.17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5888" calcext:value-type="float">
            <text:p>53.2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4176" calcext:value-type="float">
            <text:p>53.22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38248" calcext:value-type="float">
            <text:p>53.0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9104" calcext:value-type="float">
            <text:p>53.02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948" calcext:value-type="float">
            <text:p>52.9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7288" calcext:value-type="float">
            <text:p>52.9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28" calcext:value-type="float">
            <text:p>52.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1424" calcext:value-type="float">
            <text:p>52.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9024" calcext:value-type="float">
            <text:p>52.38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8168" calcext:value-type="float">
            <text:p>52.39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9752" calcext:value-type="float">
            <text:p>52.87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232" calcext:value-type="float">
            <text:p>52.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7456" calcext:value-type="float">
            <text:p>52.7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4304" calcext:value-type="float">
            <text:p>52.7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7728" calcext:value-type="float">
            <text:p>52.6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0296" calcext:value-type="float">
            <text:p>52.6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6392" calcext:value-type="float">
            <text:p>52.6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2864" calcext:value-type="float">
            <text:p>52.63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48104" calcext:value-type="float">
            <text:p>52.6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0984" calcext:value-type="float">
            <text:p>52.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236" calcext:value-type="float">
            <text:p>53.1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0192" calcext:value-type="float">
            <text:p>52.5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3992" calcext:value-type="float">
            <text:p>52.5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2824" calcext:value-type="float">
            <text:p>52.3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4912" calcext:value-type="float">
            <text:p>52.2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3952" calcext:value-type="float">
            <text:p>52.19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5768" calcext:value-type="float">
            <text:p>52.2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1256" calcext:value-type="float">
            <text:p>52.7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83384" calcext:value-type="float">
            <text:p>52.9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6056" calcext:value-type="float">
            <text:p>53.0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6264" calcext:value-type="float">
            <text:p>53.1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5044" calcext:value-type="float">
            <text:p>53.0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8352" calcext:value-type="float">
            <text:p>53.1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332" calcext:value-type="float">
            <text:p>53.2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0648" calcext:value-type="float">
            <text:p>53.1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44928" calcext:value-type="float">
            <text:p>53.1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7872" calcext:value-type="float">
            <text:p>53.07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2424" calcext:value-type="float">
            <text:p>52.9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2176" calcext:value-type="float">
            <text:p>52.4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3228" calcext:value-type="float">
            <text:p>52.5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92656" calcext:value-type="float">
            <text:p>52.4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0736" calcext:value-type="float">
            <text:p>52.37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3432" calcext:value-type="float">
            <text:p>51.8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504" calcext:value-type="float">
            <text:p>51.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1512" calcext:value-type="float">
            <text:p>51.7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9696" calcext:value-type="float">
            <text:p>51.6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9216" calcext:value-type="float">
            <text:p>51.6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41096" calcext:value-type="float">
            <text:p>51.4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46608" calcext:value-type="float">
            <text:p>51.3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3832" calcext:value-type="float">
            <text:p>51.2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2392" calcext:value-type="float">
            <text:p>51.1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48488" calcext:value-type="float">
            <text:p>51.14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448" calcext:value-type="float">
            <text:p>51.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9136" calcext:value-type="float">
            <text:p>50.9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8864" calcext:value-type="float">
            <text:p>51.1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1056" calcext:value-type="float">
            <text:p>51.12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2768" calcext:value-type="float">
            <text:p>51.1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3248" calcext:value-type="float">
            <text:p>51.1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6776" calcext:value-type="float">
            <text:p>51.1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4584" calcext:value-type="float">
            <text:p>51.1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94208" calcext:value-type="float">
            <text:p>51.1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0784" calcext:value-type="float">
            <text:p>51.2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39928" calcext:value-type="float">
            <text:p>51.23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3184" calcext:value-type="float">
            <text:p>51.3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1604</text:p>
          </table:table-cell>
          <table:table-cell office:value-type="string" calcext:value-type="string">
            <text:p>Comstock Oil &amp; Gas recorder</text:p>
          </table:table-cell>
          <table:table-cell office:value-type="string" calcext:value-type="string">
            <text:p>201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776" calcext:value-type="float">
            <text:p>50.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102" meta:object-count="0"/>
    <meta:user-defined meta:name="AppVersion">3.0</meta:user-defined>
  </office:meta>
</office:document-meta>
</file>